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uncional&quot;;&quot;Não Funcional&quot;;&quot;Inverso&quot;)" table:allow-empty-cell="true" table:display-list="unsorted" table:base-cell-address="Plan1.B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6" table:number-rows-spanned="1">
            <text:p>Food DeliveryWeb</text:p>
          </table:table-cell>
          <table:covered-table-cell table:style-name="ce5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Atributos das Regras de Negócio</text:p>
          </table:table-cell>
          <table:covered-table-cell table:style-name="ce5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CLASSIFICA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style-name="ce3" office:value-type="string">
            <text:p>SOLICITANTE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 - Manter Cliente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 - Manter CEP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3 - Manter Estabeleciment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4 - Manter Cardápi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5 - Manter Prat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6 - Manter Pedid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7 - Manter Formas de pagament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8 - Efetuar cadastr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9 - Agendar entrega de pedido 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0 - Pesquisar Pedidos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1 - Exibir Estabelecimentos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2 - Exibir Cardápi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3 - Exibir Prat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4 - Solicitar pedid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5 - Registrar avaliação de restaurante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6 - Consultar Pedidos por estabelecimento e períod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7 - Consultar Cliente por estabelecimento</text:p>
          </table:table-cell>
          <table:table-cell table:style-name="ce6" table:content-validation-name="val1" office:value-type="string">
            <text:p>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5 - Neste momento o sistema não fará notificações de pedido ao estabelecimento via SMS</text:p>
          </table:table-cell>
          <table:table-cell table:style-name="ce6" table:content-validation-name="val1" office:value-type="string">
            <text:p>Invers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6 - Neste momento o sistema não será internacionalizado</text:p>
          </table:table-cell>
          <table:table-cell table:style-name="ce6" table:content-validation-name="val1" office:value-type="string">
            <text:p>Invers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8 - O sistema deverá estar disponível 24h durante os 7 dias da semana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19 - Será tolerado um tempo máximo de 7h por semana sem a aplicação no ar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0 - O sistema deverá suportar inicialmente 10 usuários simultâneos realizando pedidos e a capacidade de 200 pedidos por hora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1 - O sistema não deve demorar mais do que 45 segundos para atualizar o quadro de pedidos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2 - O sistema web deve ser compatível com as normas do W3C para XHTML 1.0 transitional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3 - O sistema deverá guardar cópias de segurança diariamente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QN24 - O controle de acesso dos usuários será realizado através do Middleware MACA</text:p>
          </table:table-cell>
          <table:table-cell table:style-name="ce6" table:content-validation-name="val1" office:value-type="string">
            <text:p>Não Funcional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style-name="ce6" office:value-type="string">
            <text:p>estevaobissoli</text:p>
          </table:table-cell>
          <table:table-cell table:number-columns-repeated="1018"/>
        </table:table-row>
        <table:table-row table:style-name="ro1" table:number-rows-repeated="8">
          <table:table-cell table:style-name="ce4"/>
          <table:table-cell table:style-name="ce6" table:content-validation-name="val1"/>
          <table:table-cell table:style-name="ce6" table:content-validation-name="val2" table:number-columns-repeated="2"/>
          <table:table-cell table:style-name="ce6" table:content-validation-name="val3"/>
          <table:table-cell table:style-name="ce6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5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3">13/10/2009</text:date>, <text:time>08:5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3T08:57:36.13</dc:date>
    <meta:generator>BrOffice.org/3.1$Win32 OpenOffice.org_project/310m11$Build-9399</meta:generator>
    <meta:editing-duration>PT00H15M17S</meta:editing-duration>
    <meta:editing-cycles>8</meta:editing-cycles>
    <meta:document-statistic meta:table-count="3" meta:cell-count="164" meta:object-count="0"/>
  </office:meta>
</office:document-meta>
</file>